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E38FF1A0FC2F67B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193cm" svg:height="0.962cm" svg:x="7cm" svg:y="3.2cm">
          <draw:text-box>
            <text:p>Dummy Text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../slide-backgroun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
            <presentation:header/>
          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
            <presentation:date-time/>
          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
            <presentation:footer/>
          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
            <text:page-number>&lt;number&gt;</text:page-number>
          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
            <presentation:date-time/>
          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
            <presentation:footer/>
          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
            <text:page-number>&lt;number&gt;</text:page-number>
          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
              <presentation:header/>
            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
              <presentation:date-time/>
            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
              <presentation:footer/>
            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
              <text:page-number>&lt;number&gt;</text:page-number>
            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7-08-28T21:58:15.515000000</meta:creation-date>
    <dc:date>2017-08-28T21:59:18.368000000</dc:date>
    <dc:creator>Regina Henschel</dc:creator>
    <meta:editing-duration>PT1M3S</meta:editing-duration>
    <meta:editing-cycles>1</meta:editing-cycles>
    <meta:document-statistic meta:object-count="24"/>
    <meta:generator>LibreOffice/5.2.7.2$Windows_x86 LibreOffice_project/2b7f1e640c46ceb28adf43ee075a6e8b8439ed10</meta:generator>
  </office:meta>
</office:document-meta>
</file>